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33cm"/>
    </style:style>
    <style:style style:name="Table1.C" style:family="table-column">
      <style:table-column-properties style:column-width="1.928cm"/>
    </style:style>
    <style:style style:name="Table1.D" style:family="table-column">
      <style:table-column-properties style:column-width="4.207cm"/>
    </style:style>
    <style:style style:name="Table1.E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d8ee" officeooo:paragraph-rsid="001dd8ee"/>
    </style:style>
    <style:style style:name="P2" style:family="paragraph" style:parent-style-name="Table_20_Contents">
      <style:text-properties officeooo:rsid="001dd8ee" officeooo:paragraph-rsid="001dd8ee"/>
    </style:style>
    <style:style style:name="P3" style:family="paragraph" style:parent-style-name="Table_20_Contents">
      <style:text-properties officeooo:rsid="001ddfc0" officeooo:paragraph-rsid="001ddfc0"/>
    </style:style>
    <style:style style:name="P4" style:family="paragraph" style:parent-style-name="Table_20_Contents">
      <style:text-properties officeooo:rsid="001dee3b" officeooo:paragraph-rsid="001dee3b"/>
    </style:style>
    <style:style style:name="T1" style:family="text">
      <style:text-properties officeooo:rsid="001dd8ee"/>
    </style:style>
    <style:style style:name="T2" style:family="text">
      <style:text-properties fo:color="#6a8759" style:font-name="Courier New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Header Content-Type to application/js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Url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Body</text:p>
          </table:table-cell>
          <table:table-cell table:style-name="Table1.E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2">Create a Tenant</text:p>
          </table:table-cell>
          <table:table-cell table:style-name="Table1.A2" office:value-type="string">
            <text:p text:style-name="P2">http://localhost:8080/api/tenants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{"name":"TenantName", "weeklyRentAmount" :{"amount":50000,"str":"500.00","symbol":"$","currency":"AUD","pretty":"$500.00"},<text:line-break/> "rentDatePaidTo": "2016-11-15T21:26:43.968", "rentCreditAmount" : {"amount":50000,"str":"500.00","symbol":"$","currency":"AUD","pretty":"$500.00"}<text:line-break/>}</text:p>
          </table:table-cell>
          <table:table-cell table:style-name="Table1.E2" office:value-type="string">
            <text:p text:style-name="P2">{<text:line-break/> <text:s/>"id": 1,<text:line-break/> <text:s/>"name": "TenantName",<text:line-break/> <text:s/>"weeklyRen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rentDatePaidTo": "2016-11-15T21:26:43.968",<text:line-break/> <text:s/>"rentCredi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createdBy": "System",<text:line-break/> <text:s/>"createdDate": "2016-11-15T21:28:22.386",<text:line-break/> <text:s/>"lastModifiedBy": "System",<text:line-break/> <text:s/>"lastModifiedDate": "2016-11-15T21:28:22.386"<text:line-break/>}</text:p>
          </table:table-cell>
        </table:table-row>
        <table:table-row>
          <table:table-cell table:style-name="Table1.A2" office:value-type="string">
            <text:p text:style-name="P2">Retrieve a Tenant by id</text:p>
          </table:table-cell>
          <table:table-cell table:style-name="Table1.A2" office:value-type="string">
            <text:p text:style-name="P2">http://localhost:8080/api/tenants/1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{<text:line-break/> <text:s/>"id": 1,<text:line-break/> <text:s/>"name": "TenantName",<text:line-break/> <text:s/>"weeklyRen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rentDatePaidTo": "2016-11-15T21:26:43.968",<text:line-break/> <text:s/>"rentCredi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createdBy": "System",<text:line-break/> <text:s/>"createdDate": "2016-11-<text:soft-page-break/>15T21:28:22.386",<text:line-break/> <text:s/>"lastModifiedBy": "System",<text:line-break/> <text:s/>"lastModifiedDate": "2016-11-15T21:28:22.386"<text:line-break/>}</text:p>
          </table:table-cell>
        </table:table-row>
        <table:table-row>
          <table:table-cell table:style-name="Table1.A2" office:value-type="string">
            <text:p text:style-name="P2">Update a Tenant</text:p>
          </table:table-cell>
          <table:table-cell table:style-name="Table1.A2" office:value-type="string">
            <text:p text:style-name="P2">http://localhost:8080/api/tenants/1</text:p>
          </table:table-cell>
          <table:table-cell table:style-name="Table1.A2" office:value-type="string">
            <text:p text:style-name="P2">PUT</text:p>
          </table:table-cell>
          <table:table-cell table:style-name="Table1.A2" office:value-type="string">
            <text:p text:style-name="P2">{"name":"NEWName", "weeklyRentAmount" :{"amount":50000,"str":"500.00","symbol":"$","currency":"AUD","pretty":"$500.00"},<text:line-break/> "rentDatePaidTo": "2016-11-15T21:26:43.968", "rentCreditAmount" : {"amount":50000,"str":"500.00","symbol":"$","currency":"AUD","pretty":"$500.00"}<text:line-break/>}</text:p>
          </table:table-cell>
          <table:table-cell table:style-name="Table1.E2" office:value-type="string">
            <text:p text:style-name="P2">{<text:line-break/> <text:s/>"id": 1,<text:line-break/> <text:s/>"name": "NewName",<text:line-break/> <text:s/>"weeklyRen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rentDatePaidTo": "2016-11-15T21:26:43.968",<text:line-break/> <text:s/>"rentCredit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createdBy": "System",<text:line-break/> <text:s/>"createdDate": "2016-11-15T21:28:22.386",<text:line-break/> <text:s/>"lastModifiedBy": "System",<text:line-break/> <text:s/>"lastModifiedDate": "2016-11-15T21:34:42.903"<text:line-break/>}</text:p>
          </table:table-cell>
        </table:table-row>
        <table:table-row>
          <table:table-cell table:style-name="Table1.A2" office:value-type="string">
            <text:p text:style-name="P2">Delete a Tenant</text:p>
          </table:table-cell>
          <table:table-cell table:style-name="Table1.A2" office:value-type="string">
            <text:p text:style-name="P2">http://localhost:8080/api/tenants/1</text:p>
          </table:table-cell>
          <table:table-cell table:style-name="Table1.A2" office:value-type="string">
            <text:p text:style-name="P2">DELETE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reate a Rent Receipt</text:p>
          </table:table-cell>
          <table:table-cell table:style-name="Table1.A2" office:value-type="string">
            <text:p text:style-name="P2"><text:span text:style-name="T1">http://localhost:8080/api/tenants/1/rentReceipts</text:span></text:p>
            <text:p text:style-name="Table_20_Contents"/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3">{"amount" : {"amount":50000,"str":"500.00","symbol":"$","currency":"AUD","pretty":"$500.00"}<text:line-break/>}</text:p>
          </table:table-cell>
          <table:table-cell table:style-name="Table1.E2" office:value-type="string">
            <text:p text:style-name="P4">{<text:line-break/> <text:s/>"id": 1,<text:line-break/> <text:s/>"tenantId": 1,<text:line-break/> <text:s/>"amount": {<text:line-break/> <text:s text:c="3"/>"amount": 50000,<text:line-break/> <text:s text:c="3"/>"str": "500.00",<text:line-break/> <text:s text:c="3"/>"symbol": "$",<text:line-break/> <text:s text:c="3"/>"currency": "AUD",<text:line-break/> <text:s text:c="3"/>"pretty": "$500.00"<text:line-break/> <text:s/>},<text:line-break/> <text:s/>"createdDate": "2016-11-15T22:00:01.295",<text:line-break/> <text:s/>"lastModifiedDate": "2016-11-15T22:00:01.295",<text:line-break/> <text:s/>"createdBy": "System",<text:line-break/><text:soft-page-break/> <text:s/>"lastModifiedBy": "System"<text:line-break/>}</text:p>
          </table:table-cell>
        </table:table-row>
        <table:table-row>
          <table:table-cell table:style-name="Table1.A2" office:value-type="string">
            <text:p text:style-name="P4">Get all Rent Receipts for Tenant</text:p>
          </table:table-cell>
          <table:table-cell table:style-name="Table1.A2" office:value-type="string">
            <text:p text:style-name="P4">http://localhost:8080/api/tenants/1/rentreceipts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4">[<text:line-break/> <text:s/>{<text:line-break/> <text:s text:c="3"/>"id": 1,<text:line-break/> <text:s text:c="3"/>"tenantId": 1,<text:line-break/> <text:s text:c="3"/>"amount": {<text:line-break/> <text:s text:c="5"/>"amount": 50000,<text:line-break/> <text:s text:c="5"/>"str": "500.00",<text:line-break/> <text:s text:c="5"/>"symbol": "$",<text:line-break/> <text:s text:c="5"/>"currency": "AUD",<text:line-break/> <text:s text:c="5"/>"pretty": "$500.00"<text:line-break/> <text:s text:c="3"/>},<text:line-break/> <text:s text:c="3"/>"createdDate": "2016-11-15T22:00:01.295",<text:line-break/> <text:s text:c="3"/>"lastModifiedDate": "2016-11-15T22:00:01.295",<text:line-break/> <text:s text:c="3"/>"createdBy": "System",<text:line-break/> <text:s text:c="3"/>"lastModifiedBy": "System"<text:line-break/> <text:s/>},<text:line-break/> <text:s/>{<text:line-break/> <text:s text:c="3"/>"id": 2,<text:line-break/> <text:s text:c="3"/>"tenantId": 1,<text:line-break/> <text:s text:c="3"/>"amount": {<text:line-break/> <text:s text:c="5"/>"amount": 50000,<text:line-break/> <text:s text:c="5"/>"str": "500.00",<text:line-break/> <text:s text:c="5"/>"symbol": "$",<text:line-break/> <text:s text:c="5"/>"currency": "AUD",<text:line-break/> <text:s text:c="5"/>"pretty": "$500.00"<text:line-break/> <text:s text:c="3"/>},<text:line-break/> <text:s text:c="3"/>"createdDate": "2016-11-15T22:01:01.459",<text:line-break/> <text:s text:c="3"/>"lastModifiedDate": "2016-11-15T22:01:01.459",<text:line-break/> <text:s text:c="3"/>"createdBy": "System",<text:line-break/> <text:s text:c="3"/>"lastModifiedBy": "System"<text:line-break/> <text:s/>}<text:line-break/>]</text:p>
          </table:table-cell>
        </table:table-row>
        <table:table-row>
          <table:table-cell table:style-name="Table1.A2" office:value-type="string">
            <text:p text:style-name="P4">Get all Tenants who have had a Rent Receipt created in the last N hours</text:p>
          </table:table-cell>
          <table:table-cell table:style-name="Table1.A2" office:value-type="string">
            <text:p text:style-name="P4">http://localhost:8080/api/tenants/rentreceipts?hours=1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4">[<text:line-break/> <text:s/>{<text:line-break/> <text:s text:c="3"/>"id": 1,<text:line-break/> <text:s text:c="3"/>"name": "TenantName"<text:line-break/> <text:s/>}<text:line-break/>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28:37.989000000</meta:creation-date>
    <dc:date>2016-11-15T22:05:04.391000000</dc:date>
    <meta:editing-duration>PT21M16S</meta:editing-duration>
    <meta:editing-cycles>2</meta:editing-cycles>
    <meta:generator>LibreOffice/4.4.2.2$Windows_x86 LibreOffice_project/c4c7d32d0d49397cad38d62472b0bc8acff48dd6</meta:generator>
    <meta:document-statistic meta:table-count="1" meta:image-count="0" meta:object-count="0" meta:page-count="3" meta:paragraph-count="36" meta:word-count="302" meta:character-count="3761" meta:non-whitespace-character-count="3127"/>
  </office:meta>
</office:document-meta>
</file>